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F000002C5DE5A14B8BA6B57E0.png" manifest:media-type="image/png"/>
  <manifest:file-entry manifest:full-path="Pictures/100000000000016600000077FE5CCBA033E2C031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  <style:font-face style:name="Ubuntu Light1" svg:font-family="'Ubuntu Light'" style:font-pitch="variable"/>
  </office:font-face-decls>
  <office:automatic-styles>
    <style:style style:name="Tabella1" style:family="table">
      <style:table-properties style:width="20.003cm" fo:margin-left="0cm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29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0.291cm"/>
    </style:style>
    <style:style style:name="Tabella1.D" style:family="table-column">
      <style:table-column-properties style:column-width="5.078cm"/>
    </style:style>
    <style:style style:name="Tabella1.E" style:family="table-column">
      <style:table-column-properties style:column-width="1.72cm"/>
    </style:style>
    <style:style style:name="Tabella1.F" style:family="table-column">
      <style:table-column-properties style:column-width="0.503cm"/>
    </style:style>
    <style:style style:name="Tabella1.G" style:family="table-column">
      <style:table-column-properties style:column-width="0.847cm"/>
    </style:style>
    <style:style style:name="Tabella1.H" style:family="table-column">
      <style:table-column-properties style:column-width="2.593cm"/>
    </style:style>
    <style:style style:name="Tabella1.I" style:family="table-column">
      <style:table-column-properties style:column-width="3.258cm"/>
    </style:style>
    <style:style style:name="Tabella1.1" style:family="table-row">
      <style:table-row-properties style:min-row-height="0.58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66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.097cm" fo:border="0.05pt solid #000000"/>
    </style:style>
    <style:style style:name="Tabella1.A4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4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cm" fo:keep-together="auto"/>
    </style:style>
    <style:style style:name="Tabella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la1.H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row-height="0.139cm" fo:background-color="transparent" fo:keep-together="auto">
        <style:background-image/>
      </style:table-row-properties>
    </style:style>
    <style:style style:name="Tabella1.A1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1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15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A23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1.I23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26" style:family="table-row">
      <style:table-row-properties style:min-row-height="0.504cm" fo:background-color="transparent" fo:keep-together="auto">
        <style:background-image/>
      </style:table-row-properties>
    </style:style>
    <style:style style:name="Tabella1.29" style:family="table-row">
      <style:table-row-properties style:min-row-height="0.741cm" fo:background-color="transparent" fo:keep-together="auto">
        <style:background-image/>
      </style:table-row-properties>
    </style:style>
    <style:style style:name="Tabella4" style:family="table">
      <style:table-properties style:width="20.001cm" table:align="right"/>
    </style:style>
    <style:style style:name="Tabella4.A" style:family="table-column">
      <style:table-column-properties style:column-width="4.424cm"/>
    </style:style>
    <style:style style:name="Tabella4.B" style:family="table-column">
      <style:table-column-properties style:column-width="5.193cm"/>
    </style:style>
    <style:style style:name="Tabella4.C" style:family="table-column">
      <style:table-column-properties style:column-width="1.072cm"/>
    </style:style>
    <style:style style:name="Tabella4.D" style:family="table-column">
      <style:table-column-properties style:column-width="4.122cm"/>
    </style:style>
    <style:style style:name="Tabella4.E" style:family="table-column">
      <style:table-column-properties style:column-width="0.587cm"/>
    </style:style>
    <style:style style:name="Tabella4.F" style:family="table-column">
      <style:table-column-properties style:column-width="4.602cm"/>
    </style:style>
    <style:style style:name="Tabella4.A1" style:family="table-cell">
      <style:table-cell-properties fo:background-color="#e6e6e6" fo:padding="0.097cm" fo:border="0.05pt solid #000000">
        <style:background-image/>
      </style:table-cell-properties>
    </style:style>
    <style:style style:name="Tabella4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4.E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none" fo:border-top="none" fo:border-bottom="0.05pt solid #000000"/>
    </style:style>
    <style:style style:name="Tabella4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none" fo:border-top="none" fo:border-bottom="0.05pt solid #000000"/>
    </style:style>
    <style:style style:name="Tabella4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none" fo:border-top="none" fo:border-bottom="0.05pt solid #000000"/>
    </style:style>
    <style:style style:name="Tabella4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4.F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B15" style:family="table-cell">
      <style:table-cell-properties fo:padding="0.097cm" fo:border-left="0.05pt solid #000000" fo:border-right="none" fo:border-top="none" fo:border-bottom="0.05pt solid #000000"/>
    </style:style>
    <style:style style:name="Tabella4.D15" style:family="table-cell">
      <style:table-cell-properties fo:padding="0.097cm" fo:border-left="0.05pt solid #000000" fo:border-right="none" fo:border-top="none" fo:border-bottom="0.05pt solid #000000"/>
    </style:style>
    <style:style style:name="Tabella4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9" style:family="table-cell">
      <style:table-cell-properties fo:padding="0.097cm" fo:border-left="0.05pt solid #000000" fo:border-right="none" fo:border-top="none" fo:border-bottom="0.05pt solid #000000"/>
    </style:style>
    <style:style style:name="Tabella4.F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1" style:family="table-cell">
      <style:table-cell-properties fo:padding="0.097cm" fo:border-left="0.05pt solid #000000" fo:border-right="none" fo:border-top="none" fo:border-bottom="0.05pt solid #000000"/>
    </style:style>
    <style:style style:name="Tabella4.F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7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4.E27" style:family="table-cell">
      <style:table-cell-properties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4.A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29" style:family="table-cell">
      <style:table-cell-properties fo:padding="0.097cm" fo:border-left="0.05pt solid #000000" fo:border-right="none" fo:border-top="none" fo:border-bottom="0.05pt solid #000000"/>
    </style:style>
    <style:style style:name="Tabella4.B29" style:family="table-cell">
      <style:table-cell-properties fo:padding="0.097cm" fo:border-left="0.05pt solid #000000" fo:border-right="none" fo:border-top="none" fo:border-bottom="0.05pt solid #000000"/>
    </style:style>
    <style:style style:name="Tabella4.C29" style:family="table-cell">
      <style:table-cell-properties fo:padding="0.097cm" fo:border-left="0.05pt solid #000000" fo:border-right="none" fo:border-top="none" fo:border-bottom="0.05pt solid #000000"/>
    </style:style>
    <style:style style:name="Tabella4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loext:opacity="100%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fo:color="#ff0000" loext:opacity="100%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/>
      <style:text-properties fo:color="#ff0000" loext:opacity="100%" style:font-name="Ubuntu Light1" fo:font-size="15pt" fo:font-style="normal" style:text-underline-style="none" fo:font-weight="bold" officeooo:paragraph-rsid="004e2f12" fo:background-color="#ffff00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P8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loext:opacity="100%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9" style:family="paragraph" style:parent-style-name="Table_20_Contents">
      <style:paragraph-properties fo:text-align="justify" style:justify-single-word="false" fo:break-before="auto" fo:break-after="auto" style:shadow="none">
        <style:tab-stops/>
      </style:paragraph-properties>
      <style:text-properties fo:color="#ff0000" loext:opacity="100%" style:font-name="Ubuntu Light" fo:font-size="15pt" fo:font-weight="normal" officeooo:paragraph-rsid="004e2f12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shadow="none">
        <style:tab-stops/>
      </style:paragraph-properties>
      <style:text-properties fo:color="#ff0000" loext:opacity="100%" style:font-name="Ubuntu Light" fo:font-size="15pt" fo:font-style="normal" style:text-underline-style="none" fo:font-weight="normal" officeooo:paragraph-rsid="0070f27b" fo:background-color="#ffff00" style:font-name-asian="SimSun" style:font-size-asian="15pt" style:font-style-asian="normal" style:font-weight-asian="normal" style:font-name-complex="Tahoma" style:font-size-complex="15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color="#ff0000" loext:opacity="100%" style:font-name="Ubuntu Light" fo:font-size="15pt" fo:font-weight="bold" officeooo:rsid="004e5167" officeooo:paragraph-rsid="004e5167" style:font-size-asian="15pt" style:font-weight-asian="bold" style:font-size-complex="15pt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loext:opacity="100%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loext:opacity="100%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loext:opacity="100%" style:font-name="Ubuntu Light" fo:font-size="10pt" fo:font-weight="bold" officeooo:rsid="005a589a" officeooo:paragraph-rsid="005a589a" style:font-size-asian="10pt" style:font-weight-asian="bold" style:font-size-complex="10pt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744e1f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754d4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5e4d29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5c0c33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2ef9d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Ubuntu Light" fo:font-size="10pt" fo:font-weight="bold" officeooo:paragraph-rsid="0031f7df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64989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660cfe" officeooo:paragraph-rsid="00660cfe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Ubuntu Light" fo:font-size="2pt" fo:font-weight="bold" style:font-size-asian="1.75pt" style:font-weight-asian="bold" style:font-size-complex="2pt" style:font-weight-complex="bold"/>
    </style:style>
    <style:style style:name="P39" style:family="paragraph" style:parent-style-name="Table_20_Contents">
      <style:paragraph-properties fo:text-align="justify" style:justify-single-word="false"/>
      <style:text-properties style:font-name="Ubuntu Light" fo:font-size="2pt" style:font-size-asian="1.75pt" style:font-size-complex="2pt"/>
    </style:style>
    <style:style style:name="P40" style:family="paragraph" style:parent-style-name="Table_20_Contents">
      <style:paragraph-properties fo:text-align="center" style:justify-single-word="false"/>
      <style:text-properties style:font-name="Ubuntu Light" fo:font-size="11pt" fo:font-weight="bold" style:font-size-asian="11pt" style:font-weight-asian="bold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loext:opacity="0%" style:font-name="Ubuntu Light" fo:font-size="10pt" fo:font-style="normal" style:text-underline-style="none" fo:font-weight="bold" officeooo:paragraph-rsid="002ff2f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use-window-font-color="true" loext:opacity="0%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officeooo:rsid="004a8561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officeooo:rsid="0015a6cf" officeooo:paragraph-rsid="0015a6cf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8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normal" officeooo:paragraph-rsid="002dad6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>
        <style:tab-stops/>
      </style:paragraph-properties>
      <style:text-properties style:use-window-font-color="true" loext:opacity="0%" style:font-name="Ubuntu Light" fo:font-size="10pt" fo:font-style="normal" style:text-underline-style="none" fo:font-weight="normal" officeooo:paragraph-rsid="0059b45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Ubuntu Light" fo:font-size="10pt" fo:font-style="normal" style:text-underline-style="none" fo:font-weight="normal" officeooo:rsid="0015a6cf" officeooo:paragraph-rsid="006498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Ubuntu Light" fo:font-size="10pt" fo:font-style="normal" style:text-underline-style="none" fo:font-weight="normal" officeooo:rsid="0015a6cf" officeooo:paragraph-rsid="00660c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4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11pt" fo:font-style="normal" style:text-underline-style="none" fo:font-weight="bold" officeooo:rsid="004e5167" officeooo:paragraph-rsid="004e516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11pt" fo:font-style="normal" style:text-underline-style="none" fo:font-weight="bold" officeooo:rsid="005a589a" officeooo:paragraph-rsid="005a589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Standard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/>
      <style:text-properties style:use-window-font-color="true" loext:opacity="0%" style:font-name="Ubuntu Light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9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1" fo:font-size="10pt" fo:font-style="normal" style:text-underline-style="none" fo:font-weight="bold" officeooo:paragraph-rsid="003b2d50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0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/>
      <style:text-properties style:use-window-font-color="true" loext:opacity="0%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2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hadow="none"/>
      <style:text-properties style:use-window-font-color="true" loext:opacity="0%" style:font-name="Ubuntu Light1" fo:font-size="10pt" fo:font-style="normal" style:text-underline-style="none" fo:font-weight="bold" officeooo:paragraph-rsid="004a856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4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1" fo:font-size="15pt" fo:font-style="normal" style:text-underline-style="none" fo:font-weight="bold" officeooo:paragraph-rsid="004e2f12" style:font-name-asian="SimSun" style:font-size-asian="15pt" style:font-style-asian="normal" style:font-weight-asian="bold" style:font-name-complex="Tahoma" style:font-size-complex="15pt" style:font-style-complex="normal" style:font-weight-complex="bold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style:font-name="Ubuntu Light1" fo:font-size="16.5pt" style:font-size-asian="16.5pt" style:font-size-complex="16.5pt"/>
    </style:style>
    <style:style style:name="T3" style:family="text">
      <style:text-properties fo:color="#ff0000" loext:opacity="100%" style:font-name="Ubuntu Light1" fo:font-size="15pt" fo:font-weight="normal" style:font-size-asian="15pt" style:font-weight-asian="normal" style:font-size-complex="15pt" style:font-weight-complex="normal"/>
    </style:style>
    <style:style style:name="T4" style:family="text">
      <style:text-properties fo:color="#ff0000" loext:opacity="100%" style:font-name="Ubuntu Light1" fo:font-size="15pt" fo:font-weight="normal" officeooo:rsid="007a1c4b" style:font-size-asian="15pt" style:font-weight-asian="normal" style:font-size-complex="15pt" style:font-weight-complex="normal"/>
    </style:style>
    <style:style style:name="T5" style:family="text">
      <style:text-properties fo:color="#ff0000" loext:opacity="100%" fo:font-weight="normal" style:font-weight-asian="normal" style:font-weight-complex="normal"/>
    </style:style>
    <style:style style:name="T6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Ubuntu Light1" fo:font-size="16.5pt" style:font-size-asian="16.5pt" style:font-size-complex="16.5pt"/>
    </style:style>
    <style:style style:name="T8" style:family="text">
      <style:text-properties officeooo:rsid="001e95a7"/>
    </style:style>
    <style:style style:name="T9" style:family="text">
      <style:text-properties officeooo:rsid="002ef9dd"/>
    </style:style>
    <style:style style:name="T10" style:family="text">
      <style:text-properties officeooo:rsid="004e5167"/>
    </style:style>
    <style:style style:name="T11" style:family="text">
      <style:text-properties officeooo:rsid="005a589a"/>
    </style:style>
    <style:style style:name="T12" style:family="text">
      <style:text-properties officeooo:rsid="005c57ca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.026cm, 1.053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placeholder text:placeholder-type="text">&lt;if test="data.get('supplier', False)"&gt;</text:placeholder></text:p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P30">Progressivo</text:p>
          </table:table-cell>
          <table:table-cell table:style-name="Tabella1.A1" office:value-type="string">
            <text:p text:style-name="P30">Data</text:p>
          </table:table-cell>
          <table:table-cell table:style-name="Tabella1.A1" table:number-columns-spanned="3" office:value-type="string">
            <text:p text:style-name="P30">Fornitore</text:p>
          </table:table-cell>
          <table:covered-table-cell/>
          <table:covered-table-cell/>
          <table:table-cell table:style-name="Tabella1.F1" table:number-columns-spanned="4" office:value-type="string">
            <text:p text:style-name="P30">DDT / Fattura n°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office:value-type="string">
            <text:p text:style-name="P19"><text:placeholder text:placeholder-type="text">&lt;o.ref&gt;</text:placeholder></text:p>
          </table:table-cell>
          <table:table-cell table:style-name="Tabella1.B2" office:value-type="string">
            <text:p text:style-name="P19"><text:placeholder text:placeholder-type="text">&lt;formatLang(o.insert_date, date=True)&gt;</text:placeholder></text:p>
          </table:table-cell>
          <table:table-cell table:style-name="Tabella1.C2" table:number-columns-spanned="3" office:value-type="string">
            <text:p text:style-name="P19"><text:placeholder text:placeholder-type="text">&lt;o.lot_id.default_supplier_id.name if o.lot_id  else '/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14"><text:placeholder text:placeholder-type="text">&lt;o.ddt_ref&gt;</text:placeholder></text:p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4" office:value-type="string">
            <text:p text:style-name="P31">Tipo</text:p>
          </table:table-cell>
          <table:covered-table-cell/>
          <table:covered-table-cell/>
          <table:covered-table-cell/>
          <table:table-cell table:style-name="Tabella1.E4" table:number-columns-spanned="5" office:value-type="string">
            <text:p text:style-name="P31">Origin<text:span text:style-name="T9">e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4" office:value-type="string">
            <text:p text:style-name="P21"><text:placeholder text:placeholder-type="text">&lt;'Quantità - ' if o.quantity else ''&gt;</text:placeholder><text:s/>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 - 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covered-table-cell/>
          <table:covered-table-cell/>
          <table:table-cell table:style-name="Tabella1.E5" table:number-columns-spanned="5" office:value-type="string">
            <text:p text:style-name="P23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6" table:number-columns-spanned="9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4" table:number-columns-spanned="7" office:value-type="string">
            <text:p text:style-name="P41">Prodotto / <text:span text:style-name="T11">Lott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E4" table:number-columns-spanned="2" office:value-type="string">
            <text:p text:style-name="P17">Scadenza</text:p>
          </table:table-cell>
          <table:covered-table-cell/>
        </table:table-row>
        <table:table-row table:style-name="Tabella1.7">
          <table:table-cell table:style-name="Tabella1.A8" table:number-columns-spanned="7" office:value-type="string">
            <text:p text:style-name="P26"><text:placeholder text:placeholder-type="text">&lt;o.lot_id.product_id.name if o.lot_id.product_id else ''&gt;</text:placeholder><text:s/><text:span text:style-name="T12">[Lotto n. </text:span><text:placeholder text:placeholder-type="text">&lt;o.label_lot or ''&gt;</text:placeholder><text:span text:style-name="T12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H8" table:number-columns-spanned="2" office:value-type="string">
            <text:p text:style-name="P16"><text:placeholder text:placeholder-type="text">&lt;o.lot_deadline or ''&gt;</text:placeholder></text:p>
          </table:table-cell>
          <table:covered-table-cell/>
        </table:table-row>
        <table:table-row table:style-name="Tabella1.3">
          <table:table-cell table:style-name="Tabella1.A9" table:number-columns-spanned="9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E4" table:number-columns-spanned="9" office:value-type="string">
            <text:p text:style-name="P54">Descrizione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51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58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56">Richiest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47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45">Quantità 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44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7" office:value-type="string">
            <text:p text:style-name="P27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12" table:number-columns-spanned="2" office:value-type="string">
            <text:p text:style-name="P24"><text:placeholder text:placeholder-type="text">&lt;l.qty if l.qty else ''&gt;</text:placeholder></text:p>
          </table:table-cell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58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40">COMUNIC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23" table:number-columns-spanned="3" office:value-type="string">
            <text:p text:style-name="P57">Tipo</text:p>
          </table:table-cell>
          <table:covered-table-cell/>
          <table:covered-table-cell/>
          <table:table-cell table:style-name="Tabella1.A23" table:number-columns-spanned="3" office:value-type="string">
            <text:p text:style-name="P57">Descrizione interna</text:p>
          </table:table-cell>
          <table:covered-table-cell/>
          <table:covered-table-cell/>
          <table:table-cell table:style-name="Tabella1.A23" table:number-columns-spanned="2" office:value-type="string">
            <text:p text:style-name="P57">Protocollo</text:p>
          </table:table-cell>
          <table:covered-table-cell/>
          <table:table-cell table:style-name="Tabella1.I23" office:value-type="string">
            <text:p text:style-name="P57">Data Prot.</text:p>
          </table:table-cell>
        </table:table-row>
        <table:table-row table:style-name="Tabella1.13">
          <table:table-cell table:style-name="Tabella1.A12" table:number-columns-spanned="9" office:value-type="string">
            <text:p text:style-name="P44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5" table:number-columns-spanned="3" office:value-type="string">
            <text:p text:style-name="P23"><text:placeholder text:placeholder-type="text">&lt;l.type_id.name if l.type_id else ''&gt;</text:placeholder></text:p>
          </table:table-cell>
          <table:covered-table-cell/>
          <table:covered-table-cell/>
          <table:table-cell table:style-name="Tabella1.A15" table:number-columns-spanned="3" office:value-type="string">
            <text:p text:style-name="P23"><text:placeholder text:placeholder-type="text">&lt;l.name if l.name else ''&gt;</text:placeholder></text:p>
          </table:table-cell>
          <table:covered-table-cell/>
          <table:covered-table-cell/>
          <table:table-cell table:style-name="Tabella1.A15" table:number-columns-spanned="2" office:value-type="string">
            <text:p text:style-name="P23"><text:placeholder text:placeholder-type="text">&lt;l.prot_number if l.prot_number else ''&gt;</text:placeholder></text:p>
          </table:table-cell>
          <table:covered-table-cell/>
          <table:table-cell table:style-name="Tabella1.A12" office:value-type="string">
            <text:p text:style-name="P23"><text:placeholder text:placeholder-type="text">&lt;formatLang(l.prot_date, date=True) if l.prot_date else ''&gt;</text:placeholder></text:p>
          </table:table-cell>
        </table:table-row>
        <table:table-row table:style-name="Tabella1.26">
          <table:table-cell table:style-name="Tabella1.A12" table:number-columns-spanned="9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A12" table:number-columns-spanned="9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3">
          <table:table-cell table:style-name="Tabella1.E4" table:number-columns-spanned="9" office:value-type="string">
            <text:p text:style-name="P54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29">
          <table:table-cell table:style-name="Tabella1.A12" table:number-columns-spanned="9" office:value-type="string">
            <text:p text:style-name="P4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ext:p text:style-name="P6"><text:placeholder text:placeholder-type="text">&lt;/if&gt;</text:placeholder></text:p>
      <text:p text:style-name="P7"/>
      <text:p text:style-name="P10"><text:placeholder text:placeholder-type="text">&lt;if test="not data.get('supplier', False)"&gt;</text:placeholder></text:p>
      <text:p text:style-name="P61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row table:style-name="TableLine2375753972304">
          <table:table-cell table:style-name="Tabella4.A1" table:number-columns-spanned="6" office:value-type="string">
            <text:p text:style-name="P11">STAMPA AD USO INTERN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52560">
          <table:table-cell table:style-name="Tabella4.A2" office:value-type="string">
            <text:p text:style-name="P30">Progressivo</text:p>
          </table:table-cell>
          <table:table-cell table:style-name="Tabella4.A2" office:value-type="string">
            <text:p text:style-name="P33">Data</text:p>
          </table:table-cell>
          <table:table-cell table:style-name="Tabella4.A2" table:number-columns-spanned="2" office:value-type="string">
            <text:p text:style-name="P33">Fornitore</text:p>
          </table:table-cell>
          <table:covered-table-cell/>
          <table:table-cell table:style-name="Tabella4.E2" table:number-columns-spanned="2" office:value-type="string">
            <text:p text:style-name="P33">DDT / Fattura n°</text:p>
          </table:table-cell>
          <table:covered-table-cell/>
        </table:table-row>
        <table:table-row table:style-name="TableLine2375826342768">
          <table:table-cell table:style-name="Tabella4.A3" office:value-type="string">
            <text:p text:style-name="P19"><text:placeholder text:placeholder-type="text">&lt;o.ref&gt;</text:placeholder></text:p>
          </table:table-cell>
          <table:table-cell table:style-name="Tabella4.B3" office:value-type="string">
            <text:p text:style-name="P20"><text:placeholder text:placeholder-type="text">&lt;formatLang(o.insert_date, date=True)&gt;</text:placeholder></text:p>
          </table:table-cell>
          <table:table-cell table:style-name="Tabella4.C3" table:number-columns-spanned="2" office:value-type="string">
            <text:p text:style-name="P20"><text:placeholder text:placeholder-type="text">&lt;o.lot_id.default_supplier_id.name if o.lot_id  else '/'&gt;</text:placeholder></text:p>
          </table:table-cell>
          <table:covered-table-cell/>
          <table:table-cell table:style-name="Tabella4.E3" table:number-columns-spanned="2" office:value-type="string">
            <text:p text:style-name="P15"><text:placeholder text:placeholder-type="text">&lt;o.ddt_ref&gt;</text:placeholder></text:p>
          </table:table-cell>
          <table:covered-table-cell/>
        </table:table-row>
        <table:table-row table:style-name="TableLine2375826343040">
          <table:table-cell table:style-name="Tabella4.A4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47664">
          <table:table-cell table:style-name="Tabella4.A2" table:number-columns-spanned="2" office:value-type="string">
            <text:p text:style-name="P31">Tipo</text:p>
          </table:table-cell>
          <table:covered-table-cell/>
          <table:table-cell table:style-name="Tabella4.E2" table:number-columns-spanned="4" office:value-type="string">
            <text:p text:style-name="P33">Origine</text:p>
          </table:table-cell>
          <table:covered-table-cell/>
          <table:covered-table-cell/>
          <table:covered-table-cell/>
        </table:table-row>
        <table:table-row table:style-name="TableLine2375826349024">
          <table:table-cell table:style-name="Tabella4.A6" table:number-columns-spanned="2" office:value-type="string">
            <text:p text:style-name="P22"><text:placeholder text:placeholder-type="text">&lt;'Quantità - ' if o.quantity else ''&gt;</text:placeholder><text:s/><text:placeholder text:placeholder-type="text">&lt;'Temperatura - ' if o.temperature else ''&gt;</text:placeholder><text:placeholder text:placeholder-type="text">&lt;'Etichetta -  ' if o.label else ''&gt;</text:placeholder><text:placeholder text:placeholder-type="text">&lt;'Confezionamento -  ' if o.aesthetic_packaging else ''&gt;</text:placeholder><text:placeholder text:placeholder-type="text">&lt;'Qualità -  ' if o.quality else ''&gt;</text:placeholder><text:placeholder text:placeholder-type="text">&lt;'Scadenza -  ' if o.deadline else ''&gt;</text:placeholder><text:placeholder text:placeholder-type="text">&lt;'Igienico/Sanitario - ' if o.sanitation else ''&gt;</text:placeholder><text:placeholder text:placeholder-type="text">&lt;'Ritardo -  ' if o.delay else ''&gt;</text:placeholder><text:placeholder text:placeholder-type="text">&lt;'Mancata consegna -  ' if o.no_delivery else ''&gt;</text:placeholder><text:placeholder text:placeholder-type="text">&lt;'Corpi estranei -  ' if o.external_material else ''&gt;</text:placeholder></text:p>
          </table:table-cell>
          <table:covered-table-cell/>
          <table:table-cell table:style-name="Tabella4.C6" table:number-columns-spanned="4" office:value-type="string">
            <text:p text:style-name="P20"><text:placeholder text:placeholder-type="text">&lt;get_selection_item(o, 'origin') if o.origin else ''&gt;</text:placeholder></text:p>
          </table:table-cell>
          <table:covered-table-cell/>
          <table:covered-table-cell/>
          <table:covered-table-cell/>
        </table:table-row>
        <table:table-row table:style-name="TableLine2375826354192">
          <table:table-cell table:style-name="Tabella4.A7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47936">
          <table:table-cell table:style-name="Tabella4.A2" table:number-columns-spanned="4" office:value-type="string">
            <text:p text:style-name="P41">Prodotto</text:p>
          </table:table-cell>
          <table:covered-table-cell/>
          <table:covered-table-cell/>
          <table:covered-table-cell/>
          <table:table-cell table:style-name="Tabella4.E2" table:number-columns-spanned="2" office:value-type="string">
            <text:p text:style-name="P42">Quantità <text:span text:style-name="T10">ricevuta</text:span></text:p>
          </table:table-cell>
          <table:covered-table-cell/>
        </table:table-row>
        <table:table-row table:style-name="TableLine2375826353648">
          <table:table-cell table:style-name="Tabella4.A9" table:number-columns-spanned="4" office:value-type="string">
            <text:p text:style-name="P25"><text:placeholder text:placeholder-type="text">&lt;o.lot_id.product_id.name if o.lot_id.product_id else ''&gt;</text:placeholder></text:p>
          </table:table-cell>
          <table:covered-table-cell/>
          <table:covered-table-cell/>
          <table:covered-table-cell/>
          <table:table-cell table:style-name="Tabella4.E9" table:number-columns-spanned="2" office:value-type="string">
            <text:p text:style-name="P50"><text:placeholder text:placeholder-type="text">&lt;o.acceptation_id.line_ids.qty_arrived if o.acceptation_id else '/'&gt;</text:placeholder></text:p>
          </table:table-cell>
          <table:covered-table-cell/>
        </table:table-row>
        <table:table-row table:style-name="TableLine2375826343584">
          <table:table-cell table:style-name="Tabella4.A10" table:number-columns-spanned="6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49840">
          <table:table-cell table:style-name="Tabella4.E2" table:number-columns-spanned="6" office:value-type="string">
            <text:p text:style-name="P54">Descrizione non conformità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47392">
          <table:table-cell table:style-name="Tabella4.A12" table:number-columns-spanned="6" office:value-type="string">
            <text:p text:style-name="P51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52288">
          <table:table-cell table:style-name="Tabella4.A13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44128">
          <table:table-cell table:style-name="Tabella4.A14" table:number-rows-spanned="2" office:value-type="string">
            <text:p text:style-name="P32"/>
          </table:table-cell>
          <table:table-cell table:style-name="Tabella4.A2" table:number-columns-spanned="2" office:value-type="string">
            <text:p text:style-name="P34">Lotto etichetta</text:p>
          </table:table-cell>
          <table:covered-table-cell/>
          <table:table-cell table:style-name="Tabella4.A2" table:number-columns-spanned="2" office:value-type="string">
            <text:p text:style-name="P35">Scadenza</text:p>
          </table:table-cell>
          <table:covered-table-cell/>
          <table:table-cell table:style-name="Tabella4.F14" table:number-rows-spanned="2" office:value-type="string">
            <text:p text:style-name="Standard"/>
          </table:table-cell>
        </table:table-row>
        <table:table-row table:style-name="TableLine2375826344944">
          <table:covered-table-cell table:style-name="Tabella4.A14"/>
          <table:table-cell table:style-name="Tabella4.B15" table:number-columns-spanned="2" office:value-type="string">
            <text:p text:style-name="P52"><text:placeholder text:placeholder-type="text">&lt;o.label_lot or ''&gt;</text:placeholder></text:p>
          </table:table-cell>
          <table:covered-table-cell/>
          <table:table-cell table:style-name="Tabella4.D15" table:number-columns-spanned="2" office:value-type="string">
            <text:p text:style-name="P53"><text:placeholder text:placeholder-type="text">&lt;o.lot_deadline or ''&gt;</text:placeholder></text:p>
          </table:table-cell>
          <table:covered-table-cell/>
          <table:covered-table-cell table:style-name="Tabella4.F14"/>
        </table:table-row>
        <table:table-row table:style-name="TableLine2375826345216">
          <table:table-cell table:style-name="Tabella4.A16" table:number-columns-spanned="6" office:value-type="string">
            <text:p text:style-name="P3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55824">
          <table:table-cell table:style-name="Tabella4.A17" table:number-columns-spanned="6" office:value-type="string">
            <text:p text:style-name="P58"><text:placeholder text:placeholder-type="text">&lt;if test="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56096">
          <table:table-cell table:style-name="Tabella4.E2" table:number-columns-spanned="6" office:value-type="string">
            <text:p text:style-name="P55">RICHIEST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54736">
          <table:table-cell table:style-name="Tabella4.A19" table:number-columns-spanned="5" office:value-type="string">
            <text:p text:style-name="P43">Oggetto</text:p>
          </table:table-cell>
          <table:covered-table-cell/>
          <table:covered-table-cell/>
          <table:covered-table-cell/>
          <table:covered-table-cell/>
          <table:table-cell table:style-name="Tabella4.F19" office:value-type="string">
            <text:p text:style-name="P46">Quantità</text:p>
          </table:table-cell>
        </table:table-row>
        <table:table-row table:style-name="TableLine2375826346032">
          <table:table-cell table:style-name="Tabella4.A20" table:number-columns-spanned="6" office:value-type="string">
            <text:p text:style-name="P44"><text:placeholder text:placeholder-type="text">&lt;for each="l in o.treatment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46304">
          <table:table-cell table:style-name="Tabella4.A21" table:number-columns-spanned="5" office:value-type="string">
            <text:p text:style-name="P28"><text:placeholder text:placeholder-type="text">&lt;l.name if l.name else ''&gt;</text:placeholder></text:p>
          </table:table-cell>
          <table:covered-table-cell/>
          <table:covered-table-cell/>
          <table:covered-table-cell/>
          <table:covered-table-cell/>
          <table:table-cell table:style-name="Tabella4.F21" office:value-type="string">
            <text:p text:style-name="P29"><text:placeholder text:placeholder-type="text">&lt;l.qty if l.qty else ''&gt;</text:placeholder></text:p>
          </table:table-cell>
        </table:table-row>
        <table:table-row table:style-name="TableLine2375826357728">
          <table:table-cell table:style-name="Tabella4.A22" table:number-columns-spanned="6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46576">
          <table:table-cell table:style-name="Tabella4.A23" table:number-columns-spanned="6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47120">
          <table:table-cell table:style-name="Tabella4.A24" table:number-columns-spanned="6" office:value-type="string">
            <text:p text:style-name="P3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50656">
          <table:table-cell table:style-name="Tabella4.A25" table:number-columns-spanned="6" office:value-type="string">
            <text:p text:style-name="P58"><text:placeholder text:placeholder-type="text">&lt;if test="o.comunication_ids and 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Line2375826369696">
          <table:table-cell table:style-name="Tabella4.E2" table:number-columns-spanned="6" office:value-type="string">
            <text:p text:style-name="P40">COMUNICAZION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70512">
          <table:table-cell table:style-name="Tabella4.A27" office:value-type="string">
            <text:p text:style-name="P57">Tipo</text:p>
          </table:table-cell>
          <table:table-cell table:style-name="Tabella4.A27" office:value-type="string">
            <text:p text:style-name="P57">Descrizione interna</text:p>
          </table:table-cell>
          <table:table-cell table:style-name="Tabella4.A27" table:number-columns-spanned="2" office:value-type="string">
            <text:p text:style-name="P57">Protocollo</text:p>
          </table:table-cell>
          <table:covered-table-cell/>
          <table:table-cell table:style-name="Tabella4.E27" table:number-columns-spanned="2" office:value-type="string">
            <text:p text:style-name="P57">Data Prot.</text:p>
          </table:table-cell>
          <table:covered-table-cell/>
        </table:table-row>
        <table:table-row table:style-name="TableLine2375826363984">
          <table:table-cell table:style-name="Tabella4.A28" table:number-columns-spanned="6" office:value-type="string">
            <text:p text:style-name="P44"><text:placeholder text:placeholder-type="text">&lt;for each="l in o.comunication_ids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60720">
          <table:table-cell table:style-name="Tabella4.A29" office:value-type="string">
            <text:p text:style-name="P23"><text:placeholder text:placeholder-type="text">&lt;l.type_id.name if l.type_id else ''&gt;</text:placeholder></text:p>
          </table:table-cell>
          <table:table-cell table:style-name="Tabella4.B29" office:value-type="string">
            <text:p text:style-name="P23"><text:placeholder text:placeholder-type="text">&lt;l.name if l.name else ''&gt;</text:placeholder></text:p>
          </table:table-cell>
          <table:table-cell table:style-name="Tabella4.C29" table:number-columns-spanned="2" office:value-type="string">
            <text:p text:style-name="P23"><text:placeholder text:placeholder-type="text">&lt;l.prot_number if l.prot_number else ''&gt;</text:placeholder></text:p>
          </table:table-cell>
          <table:covered-table-cell/>
          <table:table-cell table:style-name="Tabella4.E29" table:number-columns-spanned="2" office:value-type="string">
            <text:p text:style-name="P23"><text:placeholder text:placeholder-type="text">&lt;formatLang(l.prot_date, date=True) if l.prot_date else ''&gt;</text:placeholder></text:p>
          </table:table-cell>
          <table:covered-table-cell/>
        </table:table-row>
        <table:table-row table:style-name="TableLine2375826375136">
          <table:table-cell table:style-name="Tabella4.A30" table:number-columns-spanned="6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75408">
          <table:table-cell table:style-name="Tabella4.A31" table:number-columns-spanned="6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64256">
          <table:table-cell table:style-name="Tabella4.E2" table:number-columns-spanned="6" office:value-type="string">
            <text:p text:style-name="P54">Note <text:span text:style-name="T8">Comunicazion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60448">
          <table:table-cell table:style-name="Tabella4.A33" table:number-columns-spanned="6" office:value-type="string">
            <text:p text:style-name="P49"><text:placeholder text:placeholder-type="text">&lt;o.comunication_note or ''&gt;</text:placeholder><text:placeholder text:placeholder-type="text">&lt;o.note_RAQ if False and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66976">
          <table:table-cell table:style-name="Tabella4.A34" table:number-columns-spanned="6" office:value-type="string">
            <text:p text:style-name="P59"><text:placeholder text:placeholder-type="text">&lt;if test="not get_context_parameter('customer'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75952">
          <table:table-cell table:style-name="Tabella4.E2" table:number-columns-spanned="6" office:value-type="string">
            <text:p text:style-name="P54">Note RA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72416">
          <table:table-cell table:style-name="Tabella4.A36" table:number-columns-spanned="6" office:value-type="string">
            <text:p text:style-name="P48"><text:s/><text:placeholder text:placeholder-type="text">&lt;o.note_RAQ if o.note_RAQ else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375826376496">
          <table:table-cell table:style-name="Tabella4.A37" table:number-columns-spanned="6" office:value-type="string">
            <text:p text:style-name="P5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2"/>
      <text:p text:style-name="P63"/>
      <text:p text:style-name="P64"><text:placeholder text:placeholder-type="text">&lt;/if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OpenSymbol" svg:font-family="OpenSymbol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Ubuntu Light" svg:font-family="'Ubuntu Light'" style:font-adornments="Light" style:font-pitch="variable"/>
    <style:font-face style:name="Ubuntu Light1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loext:opacity="100%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loext:opacity="100%" fo:font-size="12pt" fo:font-weight="bold" style:font-size-asian="12pt" style:font-weight-asian="bold" style:font-size-complex="12pt" style:font-weight-complex="bold"/>
    </style:style>
    <style:style style:name="MP5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loext:opacity="100%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loext:opacity="100%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loext:opacity="100%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 loext:opacity="100%"/>
    </style:style>
    <style:style style:name="MT2" style:family="text">
      <style:text-properties fo:color="#ff0000" loext:opacity="100%" style:font-name="Ubuntu Light1" fo:font-size="16.5pt" style:font-size-asian="16.5pt" style:font-size-complex="16.5pt"/>
    </style:style>
    <style:style style:name="MT3" style:family="text">
      <style:text-properties style:font-name="Ubuntu Light1" fo:font-size="16.5pt" style:font-size-asian="16.5pt" style:font-size-complex="16.5pt"/>
    </style:style>
    <style:style style:name="MT4" style:family="text">
      <style:text-properties fo:color="#ff0000" loext:opacity="100%" fo:font-weight="normal" style:font-weight-asian="normal" style:font-weight-complex="normal"/>
    </style:style>
    <style:style style:name="MT5" style:family="text">
      <style:text-properties fo:color="#ff0000" loext:opacity="100%" fo:font-size="15pt" fo:font-weight="normal" style:font-size-asian="15pt" style:font-weight-asian="normal" style:font-size-complex="15pt" style:font-weight-complex="normal"/>
    </style:style>
    <style:style style:name="MT6" style:family="text">
      <style:text-properties fo:color="#ff0000" loext:opacity="100%" style:font-name="Ubuntu Light1" fo:font-size="15pt" fo:font-weight="normal" style:font-size-asian="15pt" style:font-weight-asian="normal" style:font-size-complex="15pt" style:font-weight-complex="normal"/>
    </style:style>
    <style:style style:name="MT7" style:family="text">
      <style:text-properties fo:color="#ff0000" loext:opacity="100%" style:font-name="Ubuntu Light1" fo:font-size="15pt" fo:font-weight="normal" officeooo:rsid="007a1c4b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.026cm, 1.053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magine2" text:anchor-type="char" svg:x="16.23cm" svg:y="0.132cm" svg:width="2.826cm" svg:height="2.81cm" draw:z-index="8"><draw:image xlink:href="Pictures/100000010000024F000002C5DE5A14B8BA6B57E0.png" xlink:type="simple" xlink:show="embed" xlink:actuate="onLoad" draw:mime-type="image/png"/></draw:frame></text:p>
        <text:p text:style-name="MP2"><draw:frame draw:style-name="Mfr2" draw:name="immagini1" text:anchor-type="paragraph" svg:x="8.698cm" svg:y="0.032cm" svg:width="5.68cm" svg:height="1.891cm" draw:z-index="5"><draw:image xlink:href="Pictures/100000000000016600000077FE5CCBA033E2C031.jpg" xlink:type="simple" xlink:show="embed" xlink:actuate="onLoad" draw:mime-type="image/jpeg"/></draw:frame></text:p>
        <text:p text:style-name="MP3"><text:s text:c="8"/><text:span text:style-name="MT1"><text:s text:c="5"/></text:span><text:span text:style-name="MT2">General Food SPA</text:span><text:span text:style-name="MT1"><text:tab/><text:tab/></text:span></text:p>
        <text:p text:style-name="MP4"><text:s text:c="5"/><text:span text:style-name="MT3">Report: Non Conformità</text:span></text:p>
        <text:p text:style-name="MP1"><text:span text:style-name="MT1"><text:s text:c="6"/></text:span><text:span text:style-name="MT4"><text:s/></text:span><text:span text:style-name="MT5"><text:s text:c="4"/></text:span><text:span text:style-name="MT6">(Ver. 1.</text:span><text:span text:style-name="MT7">1</text:span><text:span text:style-name="MT6"> del </text:span><text:span text:style-name="MT7">05/12/2019</text:span><text:span text:style-name="MT6">)</text:span></text:p>
        <text:p text:style-name="MP5"/>
      </style:header>
      <style:footer>
        <text:p text:style-name="MP6">Ufficio Qualità</text:p>
        <text:p text:style-name="MP7"><draw:frame draw:style-name="Mfr3" draw:name="image: asimage(o.reference_user_id.signature_image if o.reference_user_id else (o.claim_id.reference_user_id.signature_image if o.claim_id else ''))" text:anchor-type="as-char" svg:height="0.499cm" draw:z-index="2"><draw:text-box fo:min-width="0.61cm"><text:p text:style-name="MP8"/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2-11-16T10:59:47.112000000</dc:date>
    <meta:editing-duration>P1DT18H19M36S</meta:editing-duration>
    <meta:editing-cycles>473</meta:editing-cycles>
    <meta:generator>LibreOffice/7.2.4.1$Windows_X86_64 LibreOffice_project/27d75539669ac387bb498e35313b970b7fe9c4f9</meta:generator>
    <meta:document-statistic meta:table-count="2" meta:image-count="2" meta:object-count="0" meta:page-count="3" meta:paragraph-count="102" meta:word-count="405" meta:character-count="3188" meta:non-whitespace-character-count="2835"/>
    <meta:user-defined meta:name="Info 1"/>
    <meta:user-defined meta:name="Info 2"/>
    <meta:user-defined meta:name="Info 3"/>
    <meta:user-defined meta:name="Info 4"/>
  </office:meta>
</office:document-meta>
</file>